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da5" officeooo:paragraph-rsid="001fcda5"/>
    </style:style>
    <style:style style:name="P2" style:family="paragraph" style:parent-style-name="Standard">
      <style:text-properties officeooo:rsid="001ffe5d" officeooo:paragraph-rsid="001ffe5d"/>
    </style:style>
    <style:style style:name="P3" style:family="paragraph" style:parent-style-name="Standard">
      <style:text-properties officeooo:paragraph-rsid="001fcda5"/>
    </style:style>
    <style:style style:name="P4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1fcda5" officeooo:paragraph-rsid="001fcda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ffe5d" style:font-style-asian="normal" style:font-style-complex="normal"/>
    </style:style>
    <style:style style:name="T3" style:family="text">
      <style:text-properties fo:font-style="normal" officeooo:rsid="001fcda5" style:font-style-asian="normal" style:font-style-complex="normal"/>
    </style:style>
    <style:style style:name="T4" style:family="text">
      <style:text-properties officeooo:rsid="001ffe5d"/>
    </style:style>
    <style:style style:name="T5" style:family="text">
      <style:text-properties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install apache2</text:p>
      <text:p text:style-name="P1">sudo apt install openssl</text:p>
      <text:p text:style-name="P1">sudo a2enmod ssl</text:p>
      <text:p text:style-name="P1">sudo sh -c ‘echo “&lt;h1&gt;Conexión SSL&lt;/h1&gt;” &gt; /var/www/html/index.html’</text:p>
      <text:p text:style-name="P1">sudo chmod 777 -R <text:span text:style-name="T1">/var/www/html/</text:span></text:p>
      <text:p text:style-name="P1"><text:span text:style-name="T1">sudo rm /etc/apache2/sites-enabled/000-default.conf</text:span></text:p>
      <text:p text:style-name="P1"><text:span text:style-name="T1">sudo touch /etc/apache2/sites-enabled/</text:span><text:span text:style-name="T2">ejemplo.conf</text:span></text:p>
      <text:p text:style-name="P3"><text:span text:style-name="T3">sudo nano /etc/apache2/sites-enabled/</text:span><text:span text:style-name="T2">ejemplo.conf</text:span></text:p>
      <text:p text:style-name="P1"><text:tab/>&lt;VirtualHost *:443&gt;</text:p>
      <text:p text:style-name="P1"><text:tab/><text:tab/>SSLEngine on</text:p>
      <text:p text:style-name="P1"><text:s text:c="8"/><text:tab/><text:tab/>SSLCertificateFile /etc/apache2/sites-enabled/certificado.crt</text:p>
      <text:p text:style-name="P1"><text:s text:c="8"/><text:tab/><text:tab/>SSLCertificateKeyFile /etc/apache2/sites-enabled/llave.key</text:p>
      <text:p text:style-name="P1"><text:s text:c="8"/><text:tab/><text:tab/>SSLCertificateChainFile /etc/apache2/sites-enabled/server.csr</text:p>
      <text:p text:style-name="P1"><text:s text:c="8"/><text:tab/><text:tab/>&lt;Directory /var/www/html/&gt;</text:p>
      <text:p text:style-name="P1"><text:s text:c="16"/><text:tab/><text:tab/>AllowOverride all</text:p>
      <text:p text:style-name="P1"><text:s text:c="8"/><text:tab/><text:tab/>&lt;/Directory&gt;</text:p>
      <text:p text:style-name="P1"><text:s text:c="8"/><text:tab/><text:tab/>DocumentRoot /var/www/html/</text:p>
      <text:p text:style-name="P1"><text:tab/>&lt;/VirtualHost&gt;</text:p>
      <text:p text:style-name="P1"><text:span text:style-name="T1"><text:tab/></text:span></text:p>
      <text:p text:style-name="P2"><text:span text:style-name="T1">Generar certificados:</text:span></text:p>
      <text:p text:style-name="P1"><text:span text:style-name="T1">sudo openssl genrsa -out /etc/apache2/sites-enabled/llave.key 2048</text:span></text:p>
      <text:p text:style-name="P1"><text:span text:style-name="T1">sudo openssl req -new -key <text:s/>/etc/apache2/sites-enabled/llave.key -out /etc/apache2/sites-enabled/server.csr</text:span></text:p>
      <text:p text:style-name="P1"><text:span text:style-name="T1">sudo openssl x509 -req -days 365 -in /etc/apache2/sites-enabled/server.csr -signkey <text:s/>/etc/apache2/sites-enabled/llave.key -out /etc/apache2/sites-enabled/certificado.crt</text:span></text:p>
      <text:p text:style-name="P1"><text:span text:style-name="T1"/></text:p>
      <text:p text:style-name="P4"><text:span text:style-name="T5">sudo systemctl restart apache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8:16:22.990038933</meta:creation-date>
    <dc:date>2022-11-09T08:40:57.504464401</dc:date>
    <meta:editing-duration>PT7M35S</meta:editing-duration>
    <meta:editing-cycles>1</meta:editing-cycles>
    <meta:document-statistic meta:table-count="0" meta:image-count="0" meta:object-count="0" meta:page-count="1" meta:paragraph-count="24" meta:word-count="83" meta:character-count="1097" meta:non-whitespace-character-count="952"/>
    <meta:generator>LibreOffice/6.4.7.2$Linux_X86_64 LibreOffice_project/40$Build-2</meta:generator>
  </office:meta>
</office:document-meta>
</file>